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text-properties officeooo:paragraph-rsid="001375ac"/>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text-properties fo:background-color="#ffff6d"/>
    </style:style>
    <style:style style:name="P17"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6d" loext:char-shading-value="0" style:font-weight-asian="bold" style:font-weight-complex="bold"/>
    </style:style>
    <style:style style:name="T3" style:family="text">
      <style:text-properties fo:font-weight="bold" fo:background-color="#ffff6d" loext:char-shading-value="0" style:font-weight-asian="bold" style:font-weight-complex="bold"/>
    </style:style>
    <style:style style:name="T4" style:family="text">
      <style:text-properties fo:background-color="#ffff6d" loext:char-shading-value="0"/>
    </style:style>
    <style:style style:name="T5" style:family="text">
      <style:text-properties fo:background-color="#ffff6d" loext:char-shading-value="0"/>
    </style:style>
    <style:style style:name="T6" style:family="text">
      <style:text-properties fo:background-color="transparent" loext:char-shading-value="0"/>
    </style:style>
    <style:style style:name="T7" style:family="text">
      <style:text-properties officeooo:rsid="0017978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des y Comunicaciones<text:tab/><text:tab/><text:tab/><text:tab/><text:tab/><text:tab/><text:tab/><text:tab/>LINTI - UNLP</text:p>
      <text:p text:style-name="P1">Práctica 1 - Introducción</text:p>
      <text:p text:style-name="Standard"/>
      <text:p text:style-name="P2">1. ¿Qué es una red? ¿Cuál es el principal objetivo para construir una red?</text:p>
      <text:p text:style-name="P4"><text:span text:style-name="T5">Una red se refiere a un conjunto de dispositivos electrónicos interconectados que pueden comunicarse entre sí</text:span>. Estos dispositivos pueden incluir computadoras, servidores, enrutadores, conmutadores, dispositivos móviles, entre otros. </text:p>
      <text:p text:style-name="P4"><text:span text:style-name="T5">La comunicación en una red puede ocurrir a través de cables</text:span>, como en una red cableada, <text:span text:style-name="T5">o de forma inalámbrica</text:span>, como en una red Wi-Fi.</text:p>
      <text:p text:style-name="Text_20_body"><text:span text:style-name="T5">El principal objetivo de construir una red es facilitar la comunicación y el intercambio de recursos entre los dispositivos conectados</text:span>. Algunos de los objetivos específicos de una red incluyen:</text:p>
      <text:list xml:id="list1907227689" text:style-name="L1">
        <text:list-item>
          <text:p text:style-name="P3"><text:span text:style-name="T3">Compartir recursos:</text:span> <text:span text:style-name="T7">c</text:span>omo archivos, impresoras, conexiones a internet y dispositivos de almacenamiento entre los dispositivos conectados.</text:p>
        </text:list-item>
        <text:list-item>
          <text:p text:style-name="P3"><text:span text:style-name="T3">Facilitar la comunicación: </text:span>entre los dispositivos, lo que facilita la colaboración y el intercambio de información.</text:p>
        </text:list-item>
        <text:list-item>
          <text:p text:style-name="P3"><text:span text:style-name="T3">Centralizar la administración</text:span><text:span text:style-name="T5">:</text:span> Mediante la implementación de una red, es posible administrar y controlar los recursos de manera centralizada, lo que simplifica la gestión y el mantenimiento de los dispositivos conectados.</text:p>
        </text:list-item>
        <text:list-item>
          <text:p text:style-name="P3"><text:span text:style-name="T3">Mejorar la eficiencia:</text:span> Las redes pueden mejorar la eficiencia al permitir el acceso rápido a los recursos compartidos y al optimizar el flujo de información entre los dispositivos.</text:p>
        </text:list-item>
      </text:list>
      <text:p text:style-name="Text_20_body">En resumen, <text:span text:style-name="T5">el objetivo principal de construir una red es facilitar la comunicación y el intercambio de recursos entre los dispositivos conectados, lo que mejora la productividad y la eficiencia en diversas aplicaciones y entornos.</text:span></text:p>
      <text:p text:style-name="Standard"/>
      <text:p text:style-name="P2">2. ¿Qué es Internet? Describa los principales componentes que permiten su</text:p>
      <text:p text:style-name="P2">funcionamiento.</text:p>
      <text:p text:style-name="P16">Internet es una red global de redes de computadoras interconectadas que utilizan el protocolo de Internet (IP) para comunicarse entre sí. Es una red descentralizada que conecta millones de dispositivos en todo el mundo, permitiendo la comunicación y el intercambio de información a escala global.</text:p>
      <text:p text:style-name="Text_20_body">Los principales componentes que permiten el funcionamiento de Internet son los siguientes:</text:p>
      <text:list xml:id="list43868296" text:style-name="L3">
        <text:list-item>
          <text:p text:style-name="P5"><text:span text:style-name="Strong_20_Emphasis"><text:span text:style-name="T5">Dispositivos finales:</text:span></text:span> Son los dispositivos individuales, como computadoras, teléfonos inteligentes, tabletas, servidores, etc., que se conectan a Internet para enviar, recibir y procesar información.</text:p>
        </text:list-item>
        <text:list-item>
          <text:p text:style-name="P5"><text:span text:style-name="Strong_20_Emphasis"><text:span text:style-name="T5">Proveedores de servicios de Internet (ISP):</text:span></text:span> Son las empresas u organizaciones que proporcionan acceso a Internet a los usuarios finales. Los ISP se conectan a redes de mayor escala y proporcionan a los usuarios finales la capacidad de acceder a Internet.</text:p>
        </text:list-item>
        <text:list-item>
          <text:p text:style-name="P5"><text:span text:style-name="Strong_20_Emphasis"><text:span text:style-name="T5">Protocolo de Internet (IP):</text:span></text:span> <text:span text:style-name="T5">Es el protocolo fundamental que se utiliza para enviar y recibir datos en Internet</text:span>. Permite que los dispositivos se comuniquen entre sí al proporcionar un esquema de direccionamiento único para cada dispositivo conectado a Internet.</text:p>
        </text:list-item>
        <text:list-item>
          <text:p text:style-name="P5"><text:soft-page-break/><text:span text:style-name="Strong_20_Emphasis"><text:span text:style-name="T5">Servidores y servicios en la nube:</text:span></text:span> Son sistemas informáticos que almacenan y proporcionan acceso a recursos y servicios en Internet, como sitios web, correo electrónico, almacenamiento en la nube, etc.</text:p>
        </text:list-item>
        <text:list-item>
          <text:p text:style-name="P5"><text:span text:style-name="Strong_20_Emphasis"><text:span text:style-name="T5">Routers y conmutadores:</text:span></text:span> Son dispositivos de red que dirigen el tráfico de datos en Internet. Los routers determinan la mejor ruta para enviar datos entre redes, mientras que los conmutadores se utilizan para enviar datos dentro de una red.</text:p>
        </text:list-item>
        <text:list-item>
          <text:p text:style-name="P5"><text:span text:style-name="Strong_20_Emphasis"><text:span text:style-name="T5">Infraestructura de red física:</text:span></text:span><text:span text:style-name="T5"> </text:span>Incluye cables de fibra óptica, cables de cobre, enlaces inalámbricos y otros medios de comunicación que se utilizan para conectar los dispositivos y redes en todo el mundo.</text:p>
        </text:list-item>
        <text:list-item>
          <text:p text:style-name="P5"><text:span text:style-name="Strong_20_Emphasis"><text:span text:style-name="T5">Protocolos de comunicación:</text:span></text:span> <text:span text:style-name="T5">Además del protocolo IP, Internet utiliza una variedad de otros protocolos, como TCP (Protocolo de Control de Transmisión), UDP (Protocolo de Datagramas de Usuario), HTTP (Protocolo de Transferencia de Hipertexto), etc., que facilitan la comunicación y el intercambio de datos entre dispositivos</text:span>.</text:p>
        </text:list-item>
      </text:list>
      <text:p text:style-name="Standard"/>
      <text:p text:style-name="P2">3. ¿Qué son las RFCs?</text:p>
      <text:p text:style-name="Text_20_body"><text:span text:style-name="T5">Las RFCs, o "Requests for Comments" (Solicitudes de Comentarios), son documentos publicados por la "Internet Engineering Task Force" (IETF) que establecen estándares y especificaciones técnicas para el funcionamiento de Internet</text:span>.</text:p>
      <text:p text:style-name="Text_20_body">Las RFCs abordan una amplia variedad de temas, desde la arquitectura de redes hasta los protocolos de comunicación, pasando por estándares de seguridad y otros aspectos relacionados con el funcionamiento de Internet. Estas publicaciones son revisadas y comentadas por la comunidad técnica antes de ser formalmente aceptadas como estándares.</text:p>
      <text:p text:style-name="Text_20_body">Cada RFC tiene un número único y se cataloga en una serie numerada, con nuevas RFCs que se agregan continuamente a medida que evolucionan las tecnologías y los estándares de Internet. Las <text:span text:style-name="T5">RFCs son una parte fundamental del proceso de desarrollo y estandarización de Internet, ya que proporcionan una base técnica y una referencia para ingenieros, desarrolladores y otros profesionales de redes.</text:span></text:p>
      <text:p text:style-name="Standard"/>
      <text:p text:style-name="P2">4. ¿Qué es un protocolo?</text:p>
      <text:p text:style-name="Text_20_body">En el contexto de las redes y las comunicaciones, <text:span text:style-name="T5">un protocolo es un conjunto de reglas y convenciones que define cómo deben interactuar los dispositivos y sistemas para comunicarse entre sí.</text:span> <text:span text:style-name="T5">Estas reglas establecen los formatos de los mensajes, los procedimientos para el intercambio de información, y las acciones que deben tomar los dispositivos en diferentes situaciones</text:span>.</text:p>
      <text:p text:style-name="Text_20_body">Los protocolos son fundamentales para garantizar una comunicación eficiente y fiable entre los dispositivos en una red. <text:span text:style-name="T5">Definen aspectos como el direccionamiento, el enrutamiento, la detección y corrección de errores, el control de flujo, la seguridad y otros aspectos relacionados con la transmisión de datos.</text:span></text:p>
      <text:p text:style-name="Text_20_body"><text:span text:style-name="T5">Algunos ejemplos de protocolos comunes en el contexto de las redes incluyen el Protocolo de Internet (IP) para la entrega de paquetes de datos, el Protocolo de Control de Transmisión (TCP) para la transmisión fiable de datos en conexión, el Protocolo de Transferencia de Hipertexto (HTTP) para la comunicación entre clientes y servidores web</text:span>, entre muchos otros.</text:p>
      <text:p text:style-name="Text_20_body"><text:soft-page-break/>En resumen, <text:span text:style-name="T5">un protocolo es un conjunto de reglas y convenciones que permite la comunicación efectiva entre dispositivos y sistemas en una red. Define cómo deben intercambiarse datos, garantizando la coherencia y fiabilidad de la comunicación.</text:span></text:p>
      <text:p text:style-name="Standard"/>
      <text:p text:style-name="P2">5. ¿Por qué dos máquinas con distintos sistemas operativos pueden formar parte de una</text:p>
      <text:p text:style-name="P2">misma red?</text:p>
      <text:p text:style-name="P17"><text:span text:style-name="T5">Dos máquinas con distintos sistemas operativos pueden formar parte de una misma red debido a que las redes se basan en estándares y protocolos de comunicación que son independientes del sistema operativo subyacente</text:span>. Aquí hay algunas razones por las que esto es posible:</text:p>
      <text:list xml:id="list2036510941" text:style-name="L4">
        <text:list-item>
          <text:p text:style-name="P6"><text:span text:style-name="Strong_20_Emphasis"><text:span text:style-name="T5">Estándares de red universales:</text:span></text:span> Las redes se basan en estándares <text:span text:style-name="T5">como TCP/IP (Transmission Control Protocol/Internet Protocol), que son independientes del sistema operativo. Estos estándares definen cómo los dispositivos deben comunicarse entre sí en una red, lo que permite la interoperabilidad entre diferentes sistemas operativos.</text:span></text:p>
        </text:list-item>
        <text:list-item>
          <text:p text:style-name="P6"><text:span text:style-name="Strong_20_Emphasis"><text:span text:style-name="T5">Implementación de protocolos:</text:span></text:span> Por ejemplo, tanto Windows, macOS, Linux y otros sistemas operativos pueden implementar TCP/IP de manera compatible.</text:p>
        </text:list-item>
        <text:list-item>
          <text:p text:style-name="P6"><text:span text:style-name="Strong_20_Emphasis"><text:span text:style-name="T5">Interfaz de red estándar:</text:span></text:span> <text:span text:style-name="T5">Los dispositivos se comunican a través de una interfaz de red estándar, como Ethernet o Wi-Fi. Estas interfaces están controladas por controladores de dispositivos (drivers) específicos para cada sistema operativo, pero una vez que los datos están en la red, siguen las reglas y protocolos de comunicación establecidos por los estándares.</text:span></text:p>
        </text:list-item>
        <text:list-item>
          <text:p text:style-name="P6"><text:span text:style-name="Strong_20_Emphasis"><text:span text:style-name="T5">Capa de aplicación:</text:span></text:span><text:span text:style-name="T5"> Muchas aplicaciones de red utilizan protocolos de más alto nivel, como HTTP para navegadores web, SMTP para correo electrónico, FTP para transferencia de archivos, etc. Estos protocolos son independientes del sistema operativo subyacente y permiten la comunicación entre diferentes dispositivos.</text:span></text:p>
        </text:list-item>
      </text:list>
      <text:p text:style-name="Text_20_body">En resumen, <text:span text:style-name="T5">las diferencias entre los sistemas operativos no impiden que las máquinas se comuniquen en una red, ya que las redes se basan en estándares y protocolos de comunicación comunes que permiten la interoperabilidad entre dispositivos con diferentes sistemas operativos</text:span>.</text:p>
      <text:p text:style-name="Text_20_body"/>
      <text:p text:style-name="P2">6. ¿Cuáles son las 2 categorías en las que pueden clasificarse a los sistemas finales o End</text:p>
      <text:p text:style-name="P2">Systems? Dé un ejemplo del rol de cada uno en alguna aplicación distribuida que corra</text:p>
      <text:p text:style-name="P2">sobre Internet.</text:p>
      <text:p text:style-name="P17">Los sistemas finales, también conocidos como End Systems, se pueden clasificar en dos categorías principales: clientes y servidores.</text:p>
      <text:list xml:id="list3758029716" text:style-name="L5">
        <text:list-item>
          <text:p text:style-name="P7"><text:span text:style-name="Strong_20_Emphasis">Clientes:</text:span> Los clientes son sistemas finales que solicitan y consumen servicios o recursos proporcionados por otros sistemas en la red. Estos sistemas suelen iniciar la comunicación al enviar solicitudes a servidores para acceder a información, contenido o servicios. Los clientes son dispositivos como computadoras personales, teléfonos inteligentes, tabletas, etc.</text:p>
          <text:p text:style-name="P7">Ejemplo: En una aplicación distribuida como un navegador web, el cliente es el software que se ejecuta en el dispositivo del usuario. Cuando un usuario ingresa una dirección web en su navegador, el navegador actúa como cliente y envía una solicitud al servidor web correspondiente para obtener la página web solicitada. Una vez que el servidor responde con la página web, el cliente la muestra al usuario.</text:p>
        </text:list-item>
        <text:list-item>
          <text:p text:style-name="P7"><text:soft-page-break/><text:span text:style-name="Strong_20_Emphasis">Servidores:</text:span> Los servidores son sistemas finales que proporcionan servicios, recursos o contenido a otros sistemas en la red. Estos sistemas están diseñados para responder a las solicitudes de los clientes y proporcionarles los datos o servicios solicitados. Los servidores son dispositivos como servidores web, servidores de correo electrónico, servidores de archivos, etc.</text:p>
          <text:p text:style-name="P7">Ejemplo: En la misma aplicación distribuida del navegador web, el servidor es el software que se ejecuta en un servidor remoto y almacena los archivos de las páginas web. Cuando un cliente (navegador web) solicita una página web, el servidor web recibe la solicitud, procesa la solicitud y envía los archivos HTML, CSS, JavaScript, etc., que componen la página web de vuelta al cliente para su visualización.</text:p>
        </text:list-item>
      </text:list>
      <text:p text:style-name="Text_20_body">En resumen, los clientes y servidores son dos categorías principales de sistemas finales en una red. Los clientes solicitan y consumen servicios, mientras que los servidores proporcionan servicios y recursos a los clientes. Ambos desempeñan roles fundamentales en las aplicaciones distribuidas que se ejecutan sobre Internet, trabajando juntos para facilitar la comunicación y el intercambio de datos entre sistemas finales.</text:p>
      <text:p text:style-name="Standard"/>
      <text:p text:style-name="P2">7. ¿Cuál es la diferencia entre una red conmutada de paquetes de una red conmutada de</text:p>
      <text:p text:style-name="P2">circuitos?</text:p>
      <text:p text:style-name="Text_20_body">Una red conmutada de paquetes y una red conmutada de circuitos son dos enfoques diferentes para gestionar el tráfico de datos en una red de telecomunicaciones. La principal diferencia entre ambas radica en cómo se establece y utiliza el canal de comunicación entre los dispositivos.</text:p>
      <text:list xml:id="list2841923107" text:style-name="L6">
        <text:list-item>
          <text:p text:style-name="P8"><text:span text:style-name="Strong_20_Emphasis">Red conmutada de circuitos:</text:span></text:p>
          <text:list>
            <text:list-item>
              <text:p text:style-name="P9">En una red conmutada de circuitos, se establece un circuito dedicado entre los dispositivos que desean comunicarse antes de que se envíen datos.</text:p>
            </text:list-item>
            <text:list-item>
              <text:p text:style-name="P9">Cuando dos dispositivos desean comunicarse, se reserva un camino de comunicación exclusivo (un circuito) a través de la red para su uso durante toda la sesión de comunicación.</text:p>
            </text:list-item>
            <text:list-item>
              <text:p text:style-name="P9">Durante la comunicación, el ancho de banda y otros recursos asociados con el circuito están dedicados exclusivamente a la transmisión entre los dispositivos conectados.</text:p>
            </text:list-item>
            <text:list-item>
              <text:p text:style-name="P9">Ejemplos de redes conmutadas de circuitos incluyen las redes telefónicas tradicionales (PSTN) y las conexiones ISDN (Red Digital de Servicios Integrados).</text:p>
            </text:list-item>
          </text:list>
        </text:list-item>
        <text:list-item>
          <text:p text:style-name="P8"><text:span text:style-name="Strong_20_Emphasis">Red conmutada de paquetes:</text:span></text:p>
          <text:list>
            <text:list-item>
              <text:p text:style-name="P9">En una red conmutada de paquetes, los datos se dividen en paquetes más pequeños antes de ser transmitidos a través de la red.</text:p>
            </text:list-item>
            <text:list-item>
              <text:p text:style-name="P9">Cada paquete se envía de forma independiente a través de la red y puede seguir diferentes rutas hacia su destino.</text:p>
            </text:list-item>
            <text:list-item>
              <text:p text:style-name="P9">Los paquetes pueden compartir los recursos de la red con otros paquetes en tránsito, lo que permite una utilización más eficiente de los recursos de red.</text:p>
            </text:list-item>
            <text:list-item>
              <text:p text:style-name="P9">En la recepción, los paquetes se vuelven a ensamblar en el orden correcto para reconstruir los datos originales.</text:p>
            </text:list-item>
            <text:list-item>
              <text:p text:style-name="P8"><text:soft-page-break/>Ejemplos de redes conmutadas de paquetes incluyen Internet (basado en el protocolo IP) y redes de área local (LAN) que utilizan Ethernet u otros protocolos de nivel de enlace de datos.</text:p>
            </text:list-item>
          </text:list>
        </text:list-item>
      </text:list>
      <text:p text:style-name="Text_20_body">En resumen, la diferencia principal entre una red conmutada de circuitos y una red conmutada de paquetes radica en cómo se establece y utiliza el canal de comunicación entre los dispositivos. Mientras que en una red conmutada de circuitos se reserva un circuito dedicado para la comunicación, en una red conmutada de paquetes los datos se dividen en paquetes que se transmiten de forma independiente a través de la red.</text:p>
      <text:p text:style-name="Standard"/>
      <text:p text:style-name="P2">8. Analice qué tipo de red es una red de telefonía y qué tipo de red es Internet.</text:p>
      <text:p text:style-name="Text_20_body">Una red de telefonía y la Internet son dos tipos de redes con características y propósitos diferentes:</text:p>
      <text:list xml:id="list2921130114" text:style-name="L7">
        <text:list-item>
          <text:p text:style-name="P10"><text:span text:style-name="Strong_20_Emphasis">Red de telefonía:</text:span></text:p>
          <text:list>
            <text:list-item>
              <text:p text:style-name="P11">Una red de telefonía, como el Sistema Telefónico Público Conmutado (PSTN, por sus siglas en inglés), es un ejemplo de una red conmutada de circuitos.</text:p>
            </text:list-item>
            <text:list-item>
              <text:p text:style-name="P11">En una red de telefonía, se establecen conexiones dedicadas (circuitos) entre los dispositivos telefónicos para permitir la comunicación de voz.</text:p>
            </text:list-item>
            <text:list-item>
              <text:p text:style-name="P11">Estos circuitos están reservados exclusivamente para la duración de la llamada y no se comparten con otros usuarios durante ese tiempo.</text:p>
            </text:list-item>
            <text:list-item>
              <text:p text:style-name="P11">La red de telefonía tradicional se caracteriza por la calidad de servicio (QoS) garantizada para la comunicación de voz, con un ancho de banda fijo y una latencia predecible.</text:p>
            </text:list-item>
            <text:list-item>
              <text:p text:style-name="P11">Sin embargo, la telefonía moderna también ha evolucionado para incluir tecnologías como la Voz sobre IP (VoIP), que utiliza redes de paquetes como Internet para transmitir voz de manera más eficiente.</text:p>
            </text:list-item>
          </text:list>
        </text:list-item>
        <text:list-item>
          <text:p text:style-name="P10"><text:span text:style-name="Strong_20_Emphasis">Internet:</text:span></text:p>
          <text:list>
            <text:list-item>
              <text:p text:style-name="P11">Internet es un ejemplo de una red conmutada de paquetes, donde los datos se dividen en paquetes que se envían de forma independiente a través de la red.</text:p>
            </text:list-item>
            <text:list-item>
              <text:p text:style-name="P11">No se establecen conexiones dedicadas para la comunicación; en su lugar, los paquetes de datos siguen rutas dinámicas a través de la red y pueden compartir recursos con otros paquetes en tránsito.</text:p>
            </text:list-item>
            <text:list-item>
              <text:p text:style-name="P11">Internet es una red global de redes interconectadas que utiliza el Protocolo de Internet (IP) como su protocolo fundamental para la comunicación.</text:p>
            </text:list-item>
            <text:list-item>
              <text:p text:style-name="P11">Ofrece una amplia gama de servicios, incluyendo correo electrónico, navegación web, transmisión de multimedia, juegos en línea, y más, utilizando una variedad de protocolos de aplicación sobre la infraestructura de Internet.</text:p>
            </text:list-item>
            <text:list-item>
              <text:p text:style-name="P10">La calidad de servicio en Internet puede variar y no siempre es garantizada, ya que depende de factores como la congestión de la red, la velocidad de conexión y otros aspectos de la infraestructura de red.</text:p>
            </text:list-item>
          </text:list>
        </text:list-item>
      </text:list>
      <text:p text:style-name="Text_20_body">En resumen, mientras que una red de telefonía es un ejemplo de una red conmutada de circuitos dedicada principalmente a la comunicación de voz, Internet es un ejemplo de una red conmutada de paquetes que ofrece una amplia gama de servicios de comunicación y datos utilizando una infraestructura compartida y enrutamiento dinámico.</text:p>
      <text:p text:style-name="Standard"/>
      <text:p text:style-name="P2"><text:soft-page-break/>9. Describa brevemente las distintas alternativas que conoce para acceder a Internet en su</text:p>
      <text:p text:style-name="Standard"><text:span text:style-name="T1">hogar</text:span>.</text:p>
      <text:p text:style-name="Text_20_body">Existen varias alternativas para acceder a Internet en el hogar, y la disponibilidad de estas opciones puede variar según la ubicación geográfica y la infraestructura de telecomunicaciones. Aquí hay algunas de las opciones más comunes:</text:p>
      <text:list xml:id="list198684863" text:style-name="L8">
        <text:list-item>
          <text:p text:style-name="P12"><text:span text:style-name="Strong_20_Emphasis">Conexión de banda ancha por cable:</text:span> Este tipo de conexión utiliza la infraestructura de cable coaxial existente, que también se utiliza para la televisión por cable. Se ofrece a través de proveedores de servicios de cable y proporciona velocidades de conexión relativamente altas.</text:p>
        </text:list-item>
        <text:list-item>
          <text:p text:style-name="P12"><text:span text:style-name="Strong_20_Emphasis">Conexión DSL (línea de abonado digital):</text:span> DSL utiliza las líneas telefónicas de cobre para proporcionar acceso a Internet. Ofrece velocidades de conexión más lentas que el cable, pero aún así son adecuadas para la mayoría de las actividades en línea.</text:p>
        </text:list-item>
        <text:list-item>
          <text:p text:style-name="P12"><text:span text:style-name="Strong_20_Emphasis">Conexión de fibra óptica:</text:span> La conexión de fibra óptica utiliza cables de fibra óptica para transmitir datos a velocidades extremadamente altas. Ofrece velocidades de conexión simétricas (velocidades de carga y descarga iguales) y es ideal para usuarios que necesitan una conexión de alta velocidad y alta capacidad.</text:p>
        </text:list-item>
        <text:list-item>
          <text:p text:style-name="P12"><text:span text:style-name="Strong_20_Emphasis">Internet inalámbrico fijo (WISP):</text:span> Algunos proveedores ofrecen acceso a Internet a través de tecnologías inalámbricas, como WiMAX o LTE, mediante antenas ubicadas en el hogar del usuario. Esto puede ser una opción viable en áreas donde no están disponibles otras formas de acceso a Internet por cable o DSL.</text:p>
        </text:list-item>
        <text:list-item>
          <text:p text:style-name="P12"><text:span text:style-name="Strong_20_Emphasis">Satélite de Internet:</text:span> Este tipo de conexión utiliza satélites en órbita para proporcionar acceso a Internet. Es una opción especialmente útil en áreas rurales o remotas donde otras formas de acceso a Internet no están disponibles.</text:p>
        </text:list-item>
        <text:list-item>
          <text:p text:style-name="P12"><text:span text:style-name="Strong_20_Emphasis">Internet móvil:</text:span> Los usuarios pueden acceder a Internet utilizando conexiones móviles a través de redes de datos celulares, como 4G LTE o 5G. Esto se realiza mediante el uso de dispositivos móviles, como teléfonos inteligentes o tablets, que pueden compartir su conexión a Internet con otros dispositivos a través de Wi-Fi.</text:p>
        </text:list-item>
      </text:list>
      <text:p text:style-name="Text_20_body">Cada una de estas opciones tiene sus propias ventajas y desventajas en términos de velocidad, precio, disponibilidad y calidad de servicio, por lo que es importante investigar y comparar las opciones disponibles en tu área antes de tomar una decisión.</text:p>
      <text:p text:style-name="Standard"/>
      <text:p text:style-name="P2">10. ¿Qué ventajas tiene una implementación basada en capas o niveles?</text:p>
      <text:p text:style-name="Text_20_body">Una implementación basada en capas o niveles tiene varias ventajas significativas:</text:p>
      <text:list xml:id="list3763557336" text:style-name="L9">
        <text:list-item>
          <text:p text:style-name="P13"><text:span text:style-name="Strong_20_Emphasis">Abstracción y Simplificación:</text:span> Cada capa se ocupa de una funcionalidad específica y proporciona una interfaz bien definida para las capas superiores. Esto permite a los diseñadores y desarrolladores trabajar en cada capa de forma independiente, sin necesidad de comprender todos los detalles de las capas inferiores. Esto simplifica el diseño, la implementación y el mantenimiento del sistema.</text:p>
        </text:list-item>
        <text:list-item>
          <text:p text:style-name="P13"><text:span text:style-name="Strong_20_Emphasis">Modularidad y Flexibilidad:</text:span> La arquitectura en capas permite que las diferentes capas se modifiquen o reemplacen fácilmente sin afectar a las demás capas. Esto proporciona flexibilidad para actualizar o mejorar una capa sin necesidad de cambiar todo el sistema. <text:soft-page-break/>Además, facilita la reutilización de componentes, ya que cada capa puede ser desarrollada y probada de forma independiente antes de ser integrada en el sistema completo.</text:p>
        </text:list-item>
        <text:list-item>
          <text:p text:style-name="P13"><text:span text:style-name="Strong_20_Emphasis">Interoperabilidad:</text:span> Al definir interfaces claras entre las capas, se facilita la interoperabilidad entre sistemas desarrollados por diferentes proveedores o equipos. Mientras las interfaces entre las capas se mantengan consistentes, las implementaciones de las capas pueden variar sin afectar a la comunicación entre ellas.</text:p>
        </text:list-item>
        <text:list-item>
          <text:p text:style-name="P13"><text:span text:style-name="Strong_20_Emphasis">Facilita el desarrollo colaborativo:</text:span> La división del sistema en capas permite que diferentes equipos o desarrolladores trabajen en paralelo en diferentes aspectos del sistema. Esto facilita el desarrollo colaborativo, ya que cada equipo puede concentrarse en su área de especialización sin interferir con el trabajo de otros equipos.</text:p>
        </text:list-item>
        <text:list-item>
          <text:p text:style-name="P13"><text:span text:style-name="Strong_20_Emphasis">Facilita la depuración y el diagnóstico:</text:span> Al separar las funcionalidades en capas, facilita la identificación y solución de problemas. Si se produce un error, es más fácil determinar en qué capa se encuentra y aislarlo para su corrección, lo que agiliza el proceso de depuración y mejora la capacidad de diagnóstico del sistema.</text:p>
        </text:list-item>
      </text:list>
      <text:p text:style-name="Text_20_body">En resumen, una implementación basada en capas proporciona abstracción, modularidad, flexibilidad, interoperabilidad y facilidades para el desarrollo colaborativo, depuración y diagnóstico, lo que la convierte en una metodología efectiva para el diseño y desarrollo de sistemas complejos.</text:p>
      <text:p text:style-name="Standard"/>
      <text:p text:style-name="P2">11. ¿Cómo se llama la PDU de cada una de las siguientes capas: Aplicación, Transporte,</text:p>
      <text:p text:style-name="P2">Red y Enlace?</text:p>
      <text:p text:style-name="Text_20_body">En el modelo de referencia OSI (Open Systems Interconnection), cada capa utiliza un tipo específico de Unidad de Datos Protocolares (PDU, por sus siglas en inglés) para transportar la información a través de la red. Aquí están los nombres de las PDUs para cada una de las capas:</text:p>
      <text:list xml:id="list655393492" text:style-name="L10">
        <text:list-item>
          <text:p text:style-name="P14"><text:span text:style-name="Strong_20_Emphasis">Capa de Aplicación:</text:span></text:p>
          <text:list>
            <text:list-item>
              <text:p text:style-name="P15">PDU: Datos</text:p>
            </text:list-item>
            <text:list-item>
              <text:p text:style-name="P15">En esta capa, la información es conocida simplemente como "datos". Esta capa se ocupa de la presentación y la interacción con las aplicaciones de usuario, por lo que no hay un nombre específico para la PDU más allá de "datos".</text:p>
            </text:list-item>
          </text:list>
        </text:list-item>
        <text:list-item>
          <text:p text:style-name="P14"><text:span text:style-name="Strong_20_Emphasis">Capa de Transporte:</text:span></text:p>
          <text:list>
            <text:list-item>
              <text:p text:style-name="P15">PDU: Segmento (o Datagrama en el caso de UDP)</text:p>
            </text:list-item>
            <text:list-item>
              <text:p text:style-name="P15">En esta capa, la PDU se conoce como segmento cuando se utiliza el Protocolo de Control de Transmisión (TCP) o como datagrama cuando se utiliza el Protocolo de Datagramas de Usuario (UDP). Estos segmentos o datagramas contienen datos de aplicación junto con información de control para la comunicación de extremo a extremo.</text:p>
            </text:list-item>
          </text:list>
        </text:list-item>
        <text:list-item>
          <text:p text:style-name="P14"><text:span text:style-name="Strong_20_Emphasis">Capa de Red:</text:span></text:p>
          <text:list>
            <text:list-item>
              <text:p text:style-name="P15">PDU: Paquete</text:p>
            </text:list-item>
            <text:list-item>
              <text:p text:style-name="P15">La PDU de la capa de red se llama "paquete". Esta PDU contiene la dirección IP de origen y destino, así como los datos encapsulados, y se utiliza para enrutar los datos a través de la red hacia su destino final.</text:p>
            </text:list-item>
          </text:list>
        </text:list-item>
        <text:list-item>
          <text:p text:style-name="P14"><text:span text:style-name="Strong_20_Emphasis">Capa de Enlace de Datos:</text:span></text:p>
          <text:list>
            <text:list-item>
              <text:p text:style-name="P15"><text:soft-page-break/>PDU: Trama</text:p>
            </text:list-item>
            <text:list-item>
              <text:p text:style-name="P14">En esta capa, la PDU se conoce como "trama". La trama contiene direcciones físicas (MAC) de origen y destino, además de los datos y otros campos de control necesarios para la comunicación en la capa de enlace de datos.</text:p>
            </text:list-item>
          </text:list>
        </text:list-item>
      </text:list>
      <text:p text:style-name="Text_20_body">Estos son los nombres estándar de las PDUs en el modelo OSI, aunque es importante tener en cuenta que en el mundo real, diferentes protocolos y tecnologías pueden tener términos específicos para referirse a la información en cada capa.</text:p>
      <text:p text:style-name="Standard"/>
      <text:p text:style-name="P2">12. ¿Qué es la encapsulación? Si una capa realiza la encapsulación de datos, ¿qué capa</text:p>
      <text:p text:style-name="P2">del nodo receptor realizará el proceso inverso?</text:p>
      <text:p text:style-name="Text_20_body">La encapsulación es un proceso fundamental en las redes de computadoras en el que los datos se envuelven en un formato específico a medida que descienden a través de las diferentes capas del modelo de referencia OSI (o cualquier otro modelo de referencia similar). Cada capa agrega su propia información de control (encabezado, trailer, etc.) a los datos originales, creando así una unidad de datos denominada Protocol Data Unit (PDU) para esa capa.</text:p>
      <text:p text:style-name="Text_20_body">Cuando una capa realiza la encapsulación de datos, añade su propia información de control a los datos recibidos de la capa superior. Esto significa que los datos originales (payload) se "encapsulan" dentro de la PDU de la capa actual. La PDU encapsulada luego se transmite a través de la red hacia el destino.</text:p>
      <text:p text:style-name="Text_20_body">En el nodo receptor, la capa correspondiente realiza el proceso inverso, que se conoce como "desencapsulación". La PDU recibida se pasa a la capa respectiva, que analiza el encabezado y cualquier información de control asociada, y luego elimina esa información para extraer los datos originales. Estos datos desencapsulados se pasan a la capa superior para su procesamiento adicional.</text:p>
      <text:p text:style-name="Text_20_body">En resumen, la encapsulación es el proceso de añadir información de control a los datos a medida que descienden a través de las capas del modelo OSI, mientras que la desencapsulación es el proceso inverso de eliminar esa información de control para extraer los datos originales en el nodo receptor. Cada capa encapsula y desencapsula la PDU correspondiente a su nivel dentro del modelo de referencia OSI.</text:p>
      <text:p text:style-name="Standard"/>
      <text:p text:style-name="P2">13. Describa cuáles son las funciones de cada una de las capas del stack TCP/IP o</text:p>
      <text:p text:style-name="P2">protocolo de Internet.</text:p>
      <text:p text:style-name="Standard">El modelo TCP/IP (o protocolo de Internet) consta de cuatro capas principales, cada una con funciones específicas para facilitar la comunicación de datos en una red. Aquí están las funciones de cada una de las capas:</text:p>
      <text:p text:style-name="Standard"/>
      <text:p text:style-name="Standard">1. **Capa de Aplicación:**</text:p>
      <text:p text:style-name="Standard"><text:s text:c="3"/>- Esta capa proporciona servicios de red directamente a las aplicaciones y usuarios finales. </text:p>
      <text:p text:style-name="Standard"><text:s text:c="3"/>- Incluye protocolos para servicios de aplicación como HTTP (para la transferencia de hipertexto en la web), SMTP (para el correo electrónico), FTP (para la transferencia de archivos), DNS (para la resolución de nombres de dominio), entre otros.</text:p>
      <text:p text:style-name="Standard"><text:s text:c="3"/>- Esta capa es donde ocurre la interacción directa con las aplicaciones de usuario, proporcionando una interfaz para acceder a los servicios de red.</text:p>
      <text:p text:style-name="Standard"/>
      <text:p text:style-name="Standard">2. **Capa de Transporte:**</text:p>
      <text:p text:style-name="Standard"><text:s text:c="3"/>- La capa de transporte es responsable de la entrega de datos de extremo a extremo de manera fiable y eficiente.</text:p>
      <text:p text:style-name="Standard"><text:soft-page-break/><text:s text:c="3"/>- Ofrece servicios de multiplexación/demultiplexación de múltiples aplicaciones utilizando los puertos de origen y destino.</text:p>
      <text:p text:style-name="Standard"><text:s text:c="3"/>- Los principales protocolos de esta capa son TCP (Protocolo de Control de Transmisión) y UDP (Protocolo de Datagramas de Usuario), donde TCP proporciona una entrega fiable y orientada a la conexión, mientras que UDP proporciona una entrega no fiable y sin conexión.</text:p>
      <text:p text:style-name="Standard"><text:s text:c="3"/>- Controla la segmentación, el reensamblado, el control de flujo y la corrección de errores.</text:p>
      <text:p text:style-name="Standard"/>
      <text:p text:style-name="Standard">3. **Capa de Internet:**</text:p>
      <text:p text:style-name="Standard"><text:s text:c="3"/>- La capa de Internet es responsable de enrutar los paquetes de datos a través de la red desde el origen hasta el destino.</text:p>
      <text:p text:style-name="Standard"><text:s text:c="3"/>- Utiliza direcciones IP para identificar los dispositivos y los routers en la red.</text:p>
      <text:p text:style-name="Standard"><text:s text:c="3"/>- Los principales protocolos de esta capa son el Protocolo de Internet (IP) y el Protocolo de Control de Mensajes de Internet (ICMP), donde IP es responsable del direccionamiento y enrutamiento, y ICMP se utiliza para la detección de errores y la administración de la red.</text:p>
      <text:p text:style-name="Standard"/>
      <text:p text:style-name="Standard">4. **Capa de Acceso a la Red (o Capa de Enlace):**</text:p>
      <text:p text:style-name="Standard"><text:s text:c="3"/>- Esta capa se encarga de la transferencia de datos entre dispositivos en la misma red física.</text:p>
      <text:p text:style-name="Standard"><text:s text:c="3"/>- Se ocupa de la encapsulación y desencapsulación de datos en tramas para la transmisión a través de medios físicos como Ethernet, Wi-Fi, DSL, etc.</text:p>
      <text:p text:style-name="Standard"><text:s text:c="3"/>- Define cómo los datos se transmiten a través de medios de transmisión específicos y cómo se accede al medio compartido.</text:p>
      <text:p text:style-name="Standard"><text:s text:c="3"/>- Los protocolos comunes en esta capa incluyen Ethernet, Wi-Fi, PPP (Protocolo Punto a Punto), entre otros.</text:p>
      <text:p text:style-name="Standard"/>
      <text:p text:style-name="Standard">En resumen, el modelo TCP/IP se compone de las capas de Aplicación, Transporte, Internet y Acceso a la Red, cada una con funciones específicas para facilitar la comunicación de datos en una red de computadoras. Estas capas trabajan juntas para permitir una comunicación fiable y eficiente en Internet y otras redes basadas en TCP/IP.</text:p>
      <text:p text:style-name="P2"/>
      <text:p text:style-name="P2">14. Compare el modelo OSI con la implementación TCP/IP.</text:p>
      <text:p text:style-name="Standard">El modelo OSI (Open Systems Interconnection) y el modelo TCP/IP (Protocolo de Control de Transmisión/Protocolo de Internet) son dos marcos de referencia utilizados para entender y describir el funcionamiento de las redes de computadoras. Aquí hay una comparación entre ambos:</text:p>
      <text:p text:style-name="Standard"/>
      <text:p text:style-name="Standard">1. **Número de Capas:**</text:p>
      <text:p text:style-name="Standard"><text:s text:c="3"/>- Modelo OSI: El modelo OSI consta de siete capas: Capa Física, Capa de Enlace de Datos, Capa de Red, Capa de Transporte, Capa de Sesión, Capa de Presentación y Capa de Aplicación.</text:p>
      <text:p text:style-name="Standard"><text:s text:c="3"/>- Modelo TCP/IP: El modelo TCP/IP consta de cuatro capas: Capa de Acceso a la Red (o Capa de Enlace), Capa de Internet, Capa de Transporte y Capa de Aplicación.</text:p>
      <text:p text:style-name="Standard"/>
      <text:p text:style-name="Standard">2. **Detalles y Granularidad:**</text:p>
      <text:p text:style-name="Standard"><text:s text:c="3"/>- Modelo OSI: El modelo OSI proporciona un marco de referencia más detallado y granular para entender el funcionamiento de las redes, con capas específicas para funciones como la presentación de datos y el establecimiento de sesiones.</text:p>
      <text:p text:style-name="Standard"><text:s text:c="3"/>- Modelo TCP/IP: El modelo TCP/IP es más simple y práctico, con menos capas y un enfoque más orientado a la implementación práctica de redes.</text:p>
      <text:p text:style-name="Standard"/>
      <text:p text:style-name="Standard">3. **Historia y Origen:**</text:p>
      <text:p text:style-name="Standard"><text:s text:c="3"/>- Modelo OSI: Fue desarrollado por la Organización Internacional de Normalización (ISO) en la década de 1980 como un estándar para la interconexión de sistemas abiertos.</text:p>
      <text:p text:style-name="Standard"><text:s text:c="3"/>- Modelo TCP/IP: Surgió de la investigación y desarrollo en ARPANET en la década de 1970 y se convirtió en el protocolo fundamental de Internet.</text:p>
      <text:p text:style-name="Standard"><text:soft-page-break/></text:p>
      <text:p text:style-name="Standard">4. **Interoperabilidad:**</text:p>
      <text:p text:style-name="Standard"><text:s text:c="3"/>- Modelo OSI: Aunque el modelo OSI proporciona un marco teórico sólido, no ha sido tan ampliamente implementado como el modelo TCP/IP, lo que limita su utilidad práctica en términos de interoperabilidad.</text:p>
      <text:p text:style-name="Standard"><text:s text:c="3"/>- Modelo TCP/IP: Es el modelo dominante en la implementación de redes, especialmente en Internet, lo que lo hace altamente interoperable y ampliamente adoptado en la industria.</text:p>
      <text:p text:style-name="Standard"/>
      <text:p text:style-name="Standard">5. **Ejemplos de Protocolos:**</text:p>
      <text:p text:style-name="Standard"><text:s text:c="3"/>- Modelo OSI: Ejemplos de protocolos OSI incluyen TCP/IP, UDP, IPX/SPX, HTTP, FTP, etc.</text:p>
      <text:p text:style-name="Standard"><text:s text:c="3"/>- Modelo TCP/IP: Ejemplos de protocolos TCP/IP incluyen TCP, UDP, IP, ICMP, HTTP, FTP, SMTP, etc.</text:p>
      <text:p text:style-name="Standard"/>
      <text:p text:style-name="Standard">En resumen, aunque el modelo OSI proporciona un marco de referencia más detallado, el modelo TCP/IP es más ampliamente utilizado en la práctica y es el estándar predominante en la implementación de redes, especialmente en Internet. Ambos modelos son útiles para comprender diferentes aspectos del funcionamiento de las redes de computador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0:15:16.880379622</meta:creation-date>
    <dc:date>2024-03-22T22:51:50.757348549</dc:date>
    <meta:editing-duration>PT32M26S</meta:editing-duration>
    <meta:editing-cycles>3</meta:editing-cycles>
    <meta:generator>LibreOffice/7.3.7.2$Linux_X86_64 LibreOffice_project/30$Build-2</meta:generator>
    <meta:document-statistic meta:table-count="0" meta:image-count="0" meta:object-count="0" meta:page-count="10" meta:paragraph-count="158" meta:word-count="4397" meta:character-count="27887" meta:non-whitespace-character-count="23630"/>
  </office:meta>
</office:document-meta>
</file>